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371cm" table:align="margins"/>
    </style:style>
    <style:style style:name="Table1.A" style:family="table-column">
      <style:table-column-properties style:column-width="10.185cm" style:rel-column-width="32767*"/>
    </style:style>
    <style:style style:name="Table1.B" style:family="table-column">
      <style:table-column-properties style:column-width="10.186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87645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officeooo:rsid="00751d8e" officeooo:paragraph-rsid="00751d8e" style:font-name-asian="Noto Sans CJK SC" style:font-size-asian="10pt" style:font-name-complex="Lohit Devanagari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officeooo:rsid="00751d8e" officeooo:paragraph-rsid="00857b20" style:font-name-asian="Noto Sans CJK SC" style:font-size-asian="10pt" style:font-name-complex="Lohit Devanagari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0pt" officeooo:rsid="00751d8e" officeooo:paragraph-rsid="0087645d" style:font-name-asian="Noto Sans CJK SC" style:font-size-asian="10pt" style:font-name-complex="Lohit Devanagari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0pt" officeooo:rsid="00751d8e" officeooo:paragraph-rsid="00890442" style:font-name-asian="Noto Sans CJK SC" style:font-size-asian="10pt" style:font-name-complex="Lohit Devanagari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officeooo:rsid="00774497" officeooo:paragraph-rsid="0084118f" style:font-name-asian="Noto Sans CJK SC" style:font-size-asian="10pt" style:font-name-complex="Lohit Devanagari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officeooo:rsid="00774497" officeooo:paragraph-rsid="00857b20" style:font-name-asian="Noto Sans CJK SC" style:font-size-asian="10pt" style:font-name-complex="Lohit Devanagari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officeooo:rsid="007b4d15" officeooo:paragraph-rsid="0084118f" style:font-name-asian="Noto Sans CJK SC" style:font-size-asian="10pt" style:font-name-complex="Lohit Devanagari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officeooo:rsid="007b4d15" officeooo:paragraph-rsid="00857b20" style:font-name-asian="Noto Sans CJK SC" style:font-size-asian="10pt" style:font-name-complex="Lohit Devanagari" style:font-size-complex="10pt"/>
    </style:style>
    <style:style style:name="P10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0774497" officeooo:paragraph-rsid="00774497" style:font-name-asian="Noto Sans CJK SC" style:font-size-asian="10pt" style:font-name-complex="Lohit Devanagari" style:font-size-complex="10pt"/>
    </style:style>
    <style:style style:name="P11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0774497" officeooo:paragraph-rsid="00857b20" style:font-name-asian="Noto Sans CJK SC" style:font-size-asian="10pt" style:font-name-complex="Lohit Devanagari" style:font-size-complex="10pt"/>
    </style:style>
    <style:style style:name="P1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0774497" officeooo:paragraph-rsid="0087645d" style:font-name-asian="Noto Sans CJK SC" style:font-size-asian="10pt" style:font-name-complex="Lohit Devanagari" style:font-size-complex="10pt"/>
    </style:style>
    <style:style style:name="P13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0774497" officeooo:paragraph-rsid="00890442" style:font-name-asian="Noto Sans CJK SC" style:font-size-asian="10pt" style:font-name-complex="Lohit Devanagari" style:font-size-complex="10pt"/>
    </style:style>
    <style:style style:name="P1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07b4d15" officeooo:paragraph-rsid="007b4d15" style:font-name-asian="Noto Sans CJK SC" style:font-size-asian="10pt" style:font-name-complex="Lohit Devanagari" style:font-size-complex="10pt"/>
    </style:style>
    <style:style style:name="P15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07b4d15" officeooo:paragraph-rsid="00857b20" style:font-name-asian="Noto Sans CJK SC" style:font-size-asian="10pt" style:font-name-complex="Lohit Devanagari" style:font-size-complex="10pt"/>
    </style:style>
    <style:style style:name="P16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07b4d15" officeooo:paragraph-rsid="0087645d" style:font-name-asian="Noto Sans CJK SC" style:font-size-asian="10pt" style:font-name-complex="Lohit Devanagari" style:font-size-complex="10pt"/>
    </style:style>
    <style:style style:name="P17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07b4d15" officeooo:paragraph-rsid="00890442" style:font-name-asian="Noto Sans CJK SC" style:font-size-asian="10pt" style:font-name-complex="Lohit Devanagari" style:font-size-complex="10pt"/>
    </style:style>
    <style:style style:name="P18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0817ec8" officeooo:paragraph-rsid="00817ec8" style:font-name-asian="Noto Sans CJK SC" style:font-size-asian="10pt" style:font-name-complex="Lohit Devanagari" style:font-size-complex="10pt"/>
    </style:style>
    <style:style style:name="P19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0817ec8" officeooo:paragraph-rsid="00890442" style:font-name-asian="Noto Sans CJK SC" style:font-size-asian="10pt" style:font-name-complex="Lohit Devanagari" style:font-size-complex="10pt"/>
    </style:style>
    <style:style style:name="P2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Calibri" fo:font-size="10pt" officeooo:rsid="00751d8e" officeooo:paragraph-rsid="00751d8e" style:font-name-asian="Noto Sans CJK SC" style:font-size-asian="10pt" style:font-name-complex="Lohit Devanagari" style:font-size-complex="10pt"/>
    </style:style>
    <style:style style:name="P2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Calibri" fo:font-size="10pt" officeooo:rsid="00751d8e" officeooo:paragraph-rsid="00890442" style:font-name-asian="Noto Sans CJK SC" style:font-size-asian="10pt" style:font-name-complex="Lohit Devanagari" style:font-size-complex="10pt"/>
    </style:style>
    <style:style style:name="P22" style:family="paragraph" style:parent-style-name="Title">
      <style:paragraph-properties fo:margin-top="0cm" fo:margin-bottom="0cm" style:contextual-spacing="false"/>
      <style:text-properties style:font-name="Calibri" fo:font-size="10pt" style:text-underline-style="none" fo:font-weight="normal" officeooo:rsid="0029380e" officeooo:paragraph-rsid="0087645d" style:font-size-asian="10pt" style:font-weight-asian="normal" style:font-size-complex="10pt" style:font-weight-complex="normal"/>
    </style:style>
    <style:style style:name="T1" style:family="text">
      <style:text-properties fo:color="#3465a4" loext:opacity="100%" style:font-name="Calibri" style:text-underline-style="solid" style:text-underline-width="auto" style:text-underline-color="font-color"/>
    </style:style>
    <style:style style:name="T2" style:family="text">
      <style:text-properties officeooo:rsid="0075937c"/>
    </style:style>
    <style:style style:name="T3" style:family="text">
      <style:text-properties officeooo:rsid="007920eb"/>
    </style:style>
    <style:style style:name="T4" style:family="text">
      <style:text-properties officeooo:rsid="007b0919"/>
    </style:style>
    <style:style style:name="T5" style:family="text">
      <style:text-properties officeooo:rsid="007b5837"/>
    </style:style>
    <style:style style:name="T6" style:family="text">
      <style:text-properties officeooo:rsid="007d2c81"/>
    </style:style>
    <style:style style:name="T7" style:family="text">
      <style:text-properties officeooo:rsid="00823b72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587716680480">
          <table:table-cell table:style-name="Table1.A1" office:value-type="string">
            <text:p text:style-name="P20"><text:span text:style-name="T2">Écrire les valeurs suivantes sous forme de notation scientifique :</text:span></text:p>
            <text:p text:style-name="P2"/>
            <text:p text:style-name="P10">1.85 dm <text:s text:c="5"/><text:span text:style-name="T3">= <text:s text:c="45"/></text:span><text:span text:style-name="T4">9886573m = </text:span></text:p>
            <text:p text:style-name="P14">0.0008 hm <text:span text:style-name="T5">= <text:s text:c="39"/></text:span><text:span text:style-name="T6">4568,8795 km = </text:span></text:p>
            <text:p text:style-name="P18">168 dm = <text:s text:c="53"/><text:span text:style-name="T7">512 cm = </text:span></text:p>
          </table:table-cell>
          <table:table-cell table:style-name="Table1.B1" office:value-type="string">
            <text:p text:style-name="P21"><text:span text:style-name="T2">Écrire les valeurs suivantes sous forme de notation scientifique :</text:span></text:p>
            <text:p text:style-name="P5"/>
            <text:p text:style-name="P13">1.85 dm <text:s text:c="5"/><text:span text:style-name="T3">= <text:s text:c="45"/></text:span><text:span text:style-name="T4">9886573m = </text:span></text:p>
            <text:p text:style-name="P17">0.0008 hm <text:span text:style-name="T5">= <text:s text:c="39"/></text:span><text:span text:style-name="T6">4568,8795 km = </text:span></text:p>
            <text:p text:style-name="P19">168 dm = <text:s text:c="53"/><text:span text:style-name="T7">512 cm = </text:span></text:p>
          </table:table-cell>
        </table:table-row>
        <table:table-row table:style-name="TableLine94587716680480">
          <table:table-cell table:style-name="Table1.A2" office:value-type="string">
            <text:p text:style-name="P21"><text:span text:style-name="T2">Écrire les valeurs suivantes sous forme de notation scientifique :</text:span></text:p>
            <text:p text:style-name="P5"/>
            <text:p text:style-name="P13">1.85 dm <text:s text:c="5"/><text:span text:style-name="T3">= <text:s text:c="45"/></text:span><text:span text:style-name="T4">9886573m = </text:span></text:p>
            <text:p text:style-name="P17">0.0008 hm <text:span text:style-name="T5">= <text:s text:c="39"/></text:span><text:span text:style-name="T6">4568,8795 km = </text:span></text:p>
            <text:p text:style-name="P19">168 dm = <text:s text:c="53"/><text:span text:style-name="T7">512 cm = </text:span></text:p>
          </table:table-cell>
          <table:table-cell table:style-name="Table1.B2" office:value-type="string">
            <text:p text:style-name="P21"><text:span text:style-name="T2">Écrire les valeurs suivantes sous forme de notation scientifique :</text:span></text:p>
            <text:p text:style-name="P5"/>
            <text:p text:style-name="P13">1.85 dm <text:s text:c="5"/><text:span text:style-name="T3">= <text:s text:c="45"/></text:span><text:span text:style-name="T4">9886573m = </text:span></text:p>
            <text:p text:style-name="P17">0.0008 hm <text:span text:style-name="T5">= <text:s text:c="39"/></text:span><text:span text:style-name="T6">4568,8795 km = </text:span></text:p>
            <text:p text:style-name="P19">168 dm = <text:s text:c="53"/><text:span text:style-name="T7">512 cm = </text:span></text:p>
          </table:table-cell>
        </table:table-row>
        <table:table-row table:style-name="TableLine94587507730000">
          <table:table-cell table:style-name="Table1.A2" office:value-type="string">
            <text:p text:style-name="P21"><text:span text:style-name="T2">Écrire les valeurs suivantes sous forme de notation scientifique :</text:span></text:p>
            <text:p text:style-name="P5"/>
            <text:p text:style-name="P13">1.85 dm <text:s text:c="5"/><text:span text:style-name="T3">= <text:s text:c="45"/></text:span><text:span text:style-name="T4">9886573m = </text:span></text:p>
            <text:p text:style-name="P17">0.0008 hm <text:span text:style-name="T5">= <text:s text:c="39"/></text:span><text:span text:style-name="T6">4568,8795 km = </text:span></text:p>
            <text:p text:style-name="P19">168 dm = <text:s text:c="53"/><text:span text:style-name="T7">512 cm = </text:span></text:p>
          </table:table-cell>
          <table:table-cell table:style-name="Table1.B2" office:value-type="string">
            <text:p text:style-name="P21"><text:span text:style-name="T2">Écrire les valeurs suivantes sous forme de notation scientifique :</text:span></text:p>
            <text:p text:style-name="P5"/>
            <text:p text:style-name="P13">1.85 dm <text:s text:c="5"/><text:span text:style-name="T3">= <text:s text:c="45"/></text:span><text:span text:style-name="T4">9886573m = </text:span></text:p>
            <text:p text:style-name="P17">0.0008 hm <text:span text:style-name="T5">= <text:s text:c="39"/></text:span><text:span text:style-name="T6">4568,8795 km = </text:span></text:p>
            <text:p text:style-name="P19">168 dm = <text:s text:c="53"/><text:span text:style-name="T7">512 cm = </text:span></text:p>
          </table:table-cell>
        </table:table-row>
        <table:table-row table:style-name="TableLine94587507730000">
          <table:table-cell table:style-name="Table1.A2" office:value-type="string">
            <text:p text:style-name="P21"><text:span text:style-name="T2">Écrire les valeurs suivantes sous forme de notation scientifique :</text:span></text:p>
            <text:p text:style-name="P5"/>
            <text:p text:style-name="P13">1.85 dm <text:s text:c="5"/><text:span text:style-name="T3">= <text:s text:c="45"/></text:span><text:span text:style-name="T4">9886573m = </text:span></text:p>
            <text:p text:style-name="P17">0.0008 hm <text:span text:style-name="T5">= <text:s text:c="39"/></text:span><text:span text:style-name="T6">4568,8795 km = </text:span></text:p>
            <text:p text:style-name="P19">168 dm = <text:s text:c="53"/><text:span text:style-name="T7">512 cm = </text:span></text:p>
          </table:table-cell>
          <table:table-cell table:style-name="Table1.B2" office:value-type="string">
            <text:p text:style-name="P21"><text:span text:style-name="T2">Écrire les valeurs suivantes sous forme de notation scientifique :</text:span></text:p>
            <text:p text:style-name="P5"/>
            <text:p text:style-name="P13">1.85 dm <text:s text:c="5"/><text:span text:style-name="T3">= <text:s text:c="45"/></text:span><text:span text:style-name="T4">9886573m = </text:span></text:p>
            <text:p text:style-name="P17">0.0008 hm <text:span text:style-name="T5">= <text:s text:c="39"/></text:span><text:span text:style-name="T6">4568,8795 km = </text:span></text:p>
            <text:p text:style-name="P19">168 dm = <text:s text:c="53"/><text:span text:style-name="T7">512 cm = </text:span></text:p>
          </table:table-cell>
        </table:table-row>
        <table:table-row table:style-name="TableLine94587817904928">
          <table:table-cell table:style-name="Table1.A2" office:value-type="string">
            <text:p text:style-name="P21"><text:span text:style-name="T2">Écrire les valeurs suivantes sous forme de notation scientifique :</text:span></text:p>
            <text:p text:style-name="P5"/>
            <text:p text:style-name="P13">1.85 dm <text:s text:c="5"/><text:span text:style-name="T3">= <text:s text:c="45"/></text:span><text:span text:style-name="T4">9886573m = </text:span></text:p>
            <text:p text:style-name="P17">0.0008 hm <text:span text:style-name="T5">= <text:s text:c="39"/></text:span><text:span text:style-name="T6">4568,8795 km = </text:span></text:p>
            <text:p text:style-name="P19">168 dm = <text:s text:c="53"/><text:span text:style-name="T7">512 cm = </text:span></text:p>
          </table:table-cell>
          <table:table-cell table:style-name="Table1.B2" office:value-type="string">
            <text:p text:style-name="P21"><text:span text:style-name="T2">Écrire les valeurs suivantes sous forme de notation scientifique :</text:span></text:p>
            <text:p text:style-name="P5"/>
            <text:p text:style-name="P13">1.85 dm <text:s text:c="5"/><text:span text:style-name="T3">= <text:s text:c="45"/></text:span><text:span text:style-name="T4">9886573m = </text:span></text:p>
            <text:p text:style-name="P17">0.0008 hm <text:span text:style-name="T5">= <text:s text:c="39"/></text:span><text:span text:style-name="T6">4568,8795 km = </text:span></text:p>
            <text:p text:style-name="P19">168 dm = <text:s text:c="53"/><text:span text:style-name="T7">512 cm = </text:span></text:p>
          </table:table-cell>
        </table:table-row>
        <table:table-row table:style-name="TableLine94587817904928">
          <table:table-cell table:style-name="Table1.A2" office:value-type="string">
            <text:p text:style-name="P21"><text:span text:style-name="T2">Écrire les valeurs suivantes sous forme de notation scientifique :</text:span></text:p>
            <text:p text:style-name="P5"/>
            <text:p text:style-name="P13">1.85 dm <text:s text:c="5"/><text:span text:style-name="T3">= <text:s text:c="45"/></text:span><text:span text:style-name="T4">9886573m = </text:span></text:p>
            <text:p text:style-name="P17">0.0008 hm <text:span text:style-name="T5">= <text:s text:c="39"/></text:span><text:span text:style-name="T6">4568,8795 km = </text:span></text:p>
            <text:p text:style-name="P19">168 dm = <text:s text:c="53"/><text:span text:style-name="T7">512 cm = </text:span></text:p>
          </table:table-cell>
          <table:table-cell table:style-name="Table1.B2" office:value-type="string">
            <text:p text:style-name="P21"><text:span text:style-name="T2">Écrire les valeurs suivantes sous forme de notation scientifique :</text:span></text:p>
            <text:p text:style-name="P5"/>
            <text:p text:style-name="P13">1.85 dm <text:s text:c="5"/><text:span text:style-name="T3">= <text:s text:c="45"/></text:span><text:span text:style-name="T4">9886573m = </text:span></text:p>
            <text:p text:style-name="P17">0.0008 hm <text:span text:style-name="T5">= <text:s text:c="39"/></text:span><text:span text:style-name="T6">4568,8795 km = </text:span></text:p>
            <text:p text:style-name="P19">168 dm = <text:s text:c="53"/><text:span text:style-name="T7">512 cm = </text:span></text:p>
          </table:table-cell>
        </table:table-row>
        <table:table-row table:style-name="TableLine94587817343808">
          <table:table-cell table:style-name="Table1.A2" office:value-type="string">
            <text:p text:style-name="P21"><text:span text:style-name="T2">Écrire les valeurs suivantes sous forme de notation scientifique :</text:span></text:p>
            <text:p text:style-name="P5"/>
            <text:p text:style-name="P13">1.85 dm <text:s text:c="5"/><text:span text:style-name="T3">= <text:s text:c="45"/></text:span><text:span text:style-name="T4">9886573m = </text:span></text:p>
            <text:p text:style-name="P17">0.0008 hm <text:span text:style-name="T5">= <text:s text:c="39"/></text:span><text:span text:style-name="T6">4568,8795 km = </text:span></text:p>
            <text:p text:style-name="P19">168 dm = <text:s text:c="53"/><text:span text:style-name="T7">512 cm = </text:span></text:p>
          </table:table-cell>
          <table:table-cell table:style-name="Table1.B2" office:value-type="string">
            <text:p text:style-name="P21"><text:span text:style-name="T2">Écrire les valeurs suivantes sous forme de notation scientifique :</text:span></text:p>
            <text:p text:style-name="P5"/>
            <text:p text:style-name="P13">1.85 dm <text:s text:c="5"/><text:span text:style-name="T3">= <text:s text:c="45"/></text:span><text:span text:style-name="T4">9886573m = </text:span></text:p>
            <text:p text:style-name="P17">0.0008 hm <text:span text:style-name="T5">= <text:s text:c="39"/></text:span><text:span text:style-name="T6">4568,8795 km = </text:span></text:p>
            <text:p text:style-name="P19">168 dm = <text:s text:c="53"/><text:span text:style-name="T7">512 cm = </text:span></text:p>
          </table:table-cell>
        </table:table-row>
        <table:table-row table:style-name="TableLine94587817343808">
          <table:table-cell table:style-name="Table1.A2" office:value-type="string">
            <text:p text:style-name="P21"><text:span text:style-name="T2">Écrire les valeurs suivantes sous forme de notation scientifique :</text:span></text:p>
            <text:p text:style-name="P5"/>
            <text:p text:style-name="P13">1.85 dm <text:s text:c="5"/><text:span text:style-name="T3">= <text:s text:c="45"/></text:span><text:span text:style-name="T4">9886573m = </text:span></text:p>
            <text:p text:style-name="P17">0.0008 hm <text:span text:style-name="T5">= <text:s text:c="39"/></text:span><text:span text:style-name="T6">4568,8795 km = </text:span></text:p>
            <text:p text:style-name="P19">168 dm = <text:s text:c="53"/><text:span text:style-name="T7">512 cm = </text:span></text:p>
          </table:table-cell>
          <table:table-cell table:style-name="Table1.B2" office:value-type="string">
            <text:p text:style-name="P21"><text:span text:style-name="T2">Écrire les valeurs suivantes sous forme de notation scientifique :</text:span></text:p>
            <text:p text:style-name="P5"/>
            <text:p text:style-name="P13">1.85 dm <text:s text:c="5"/><text:span text:style-name="T3">= <text:s text:c="45"/></text:span><text:span text:style-name="T4">9886573m = </text:span></text:p>
            <text:p text:style-name="P17">0.0008 hm <text:span text:style-name="T5">= <text:s text:c="39"/></text:span><text:span text:style-name="T6">4568,8795 km = </text:span></text:p>
            <text:p text:style-name="P19">168 dm = <text:s text:c="53"/><text:span text:style-name="T7">512 cm = 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>
        <style:tab-stops/>
      </style:paragraph-properties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9M3S</meta:editing-duration>
    <meta:editing-cycles>34</meta:editing-cycles>
    <meta:generator>LibreOffice/7.0.4.2$Linux_X86_64 LibreOffice_project/00$Build-2</meta:generator>
    <meta:creation-date>2021-02-11T10:59:54.903285377</meta:creation-date>
    <meta:initial-creator>J Cercy</meta:initial-creator>
    <dc:date>2021-05-03T23:32:51.783212604</dc:date>
    <dc:creator>J Cercy</dc:creator>
    <meta:document-statistic meta:table-count="1" meta:image-count="0" meta:object-count="0" meta:page-count="1" meta:paragraph-count="64" meta:word-count="432" meta:character-count="4384" meta:non-whitespace-character-count="1696"/>
  </office:meta>
</office:document-meta>
</file>